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162000017FA00000F23273DDB073DF8EA42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0dfb1a" officeooo:paragraph-rsid="000dfb1a"/>
    </style:style>
    <style:style style:name="P2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0dfb1a" officeooo:paragraph-rsid="000e6df2"/>
    </style:style>
    <style:style style:name="P3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0e6df2" officeooo:paragraph-rsid="000e6df2"/>
    </style:style>
    <style:style style:name="P4" style:family="paragraph" style:parent-style-name="Standard">
      <style:paragraph-properties>
        <style:tab-stops>
          <style:tab-stop style:position="0.3752in"/>
          <style:tab-stop style:position="0.6252in"/>
        </style:tab-stops>
      </style:paragraph-properties>
      <style:text-properties officeooo:rsid="000f8265" officeooo:paragraph-rsid="000f8265"/>
    </style:style>
    <style:style style:name="P5" style:family="paragraph" style:parent-style-name="Standard">
      <style:paragraph-properties>
        <style:tab-stops>
          <style:tab-stop style:position="0.3752in"/>
          <style:tab-stop style:position="0.6252in"/>
        </style:tab-stops>
      </style:paragraph-properties>
      <style:text-properties fo:font-style="normal" officeooo:rsid="0012d9e1" officeooo:paragraph-rsid="0012d9e1" style:font-style-asian="normal" style:font-style-complex="normal"/>
    </style:style>
    <style:style style:name="P6" style:family="paragraph" style:parent-style-name="Standard">
      <style:paragraph-properties>
        <style:tab-stops>
          <style:tab-stop style:position="0.3752in"/>
          <style:tab-stop style:position="0.6252in"/>
          <style:tab-stop style:position="0.75in"/>
        </style:tab-stops>
      </style:paragraph-properties>
      <style:text-properties fo:font-style="normal" officeooo:rsid="0012d9e1" officeooo:paragraph-rsid="0012d9e1" style:font-style-asian="normal" style:font-style-complex="normal"/>
    </style:style>
    <style:style style:name="P7" style:family="paragraph" style:parent-style-name="Standard">
      <style:paragraph-properties>
        <style:tab-stops>
          <style:tab-stop style:position="0.3752in"/>
          <style:tab-stop style:position="0.6252in"/>
          <style:tab-stop style:position="0.75in"/>
        </style:tab-stops>
      </style:paragraph-properties>
      <style:text-properties fo:font-style="normal" officeooo:rsid="0012d9e1" officeooo:paragraph-rsid="00144732" style:font-style-asian="normal" style:font-style-complex="normal"/>
    </style:style>
    <style:style style:name="P8" style:family="paragraph" style:parent-style-name="Standard">
      <style:paragraph-properties>
        <style:tab-stops>
          <style:tab-stop style:position="0.3752in"/>
          <style:tab-stop style:position="0.6252in"/>
          <style:tab-stop style:position="0.75in"/>
        </style:tab-stops>
      </style:paragraph-properties>
      <style:text-properties fo:font-style="normal" officeooo:rsid="0012d9e1" officeooo:paragraph-rsid="00176546" style:font-style-asian="normal" style:font-style-complex="normal"/>
    </style:style>
    <style:style style:name="P9" style:family="paragraph" style:parent-style-name="Standard">
      <style:paragraph-properties>
        <style:tab-stops>
          <style:tab-stop style:position="0.25in"/>
          <style:tab-stop style:position="0.3752in"/>
        </style:tab-stops>
      </style:paragraph-properties>
      <style:text-properties fo:font-style="normal" fo:font-weight="bold" officeooo:rsid="001c0b32" officeooo:paragraph-rsid="001c0b32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>
        <style:tab-stops>
          <style:tab-stop style:position="0.3752in"/>
          <style:tab-stop style:position="0.6252in"/>
        </style:tab-stops>
      </style:paragraph-properties>
      <style:text-properties fo:font-weight="bold" officeooo:rsid="0011396c" officeooo:paragraph-rsid="0011396c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0.25in"/>
        </style:tab-stops>
      </style:paragraph-properties>
      <style:text-properties fo:font-weight="bold" officeooo:rsid="00187daa" officeooo:paragraph-rsid="00187daa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0.25in"/>
          <style:tab-stop style:position="0.3752in"/>
        </style:tab-stops>
      </style:paragraph-properties>
      <style:text-properties fo:font-weight="bold" officeooo:rsid="00187daa" officeooo:paragraph-rsid="00187daa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0.25in"/>
          <style:tab-stop style:position="0.3752in"/>
        </style:tab-stops>
      </style:paragraph-properties>
      <style:text-properties fo:font-weight="bold" officeooo:rsid="0018a285" officeooo:paragraph-rsid="0018a285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0.25in"/>
          <style:tab-stop style:position="0.3752in"/>
        </style:tab-stops>
      </style:paragraph-properties>
      <style:text-properties fo:font-weight="bold" officeooo:rsid="001a6c2a" officeooo:paragraph-rsid="001a6c2a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0.25in"/>
          <style:tab-stop style:position="0.3752in"/>
        </style:tab-stops>
      </style:paragraph-properties>
      <style:text-properties fo:font-weight="bold" officeooo:rsid="001c0b32" officeooo:paragraph-rsid="001c0b32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0.25in"/>
          <style:tab-stop style:position="0.3752in"/>
        </style:tab-stops>
      </style:paragraph-properties>
      <style:text-properties fo:font-weight="bold" officeooo:rsid="001f6c83" officeooo:paragraph-rsid="001f6c83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0.25in"/>
          <style:tab-stop style:position="0.3752in"/>
        </style:tab-stops>
      </style:paragraph-properties>
      <style:text-properties fo:font-weight="bold" officeooo:rsid="002238d3" officeooo:paragraph-rsid="002238d3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14f418" officeooo:paragraph-rsid="0014f418"/>
    </style:style>
    <style:style style:name="P19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15449a" officeooo:paragraph-rsid="0015449a"/>
    </style:style>
    <style:style style:name="P20" style:family="paragraph" style:parent-style-name="Standard">
      <style:paragraph-properties>
        <style:tab-stops>
          <style:tab-stop style:position="0.25in"/>
        </style:tab-stops>
      </style:paragraph-properties>
      <style:text-properties officeooo:rsid="001f6c83" officeooo:paragraph-rsid="001f6c83"/>
    </style:style>
    <style:style style:name="P21" style:family="paragraph" style:parent-style-name="Standard">
      <style:paragraph-properties>
        <style:tab-stops>
          <style:tab-stop style:position="0.3752in"/>
          <style:tab-stop style:position="0.6252in"/>
          <style:tab-stop style:position="0.75in"/>
        </style:tab-stops>
      </style:paragraph-properties>
      <style:text-properties style:text-position="0% 100%" fo:font-style="normal" officeooo:rsid="0012d9e1" officeooo:paragraph-rsid="0012d9e1" style:font-style-asian="normal" style:font-style-complex="normal"/>
    </style:style>
    <style:style style:name="P22" style:family="paragraph" style:parent-style-name="Standard">
      <style:paragraph-properties>
        <style:tab-stops>
          <style:tab-stop style:position="0.3752in"/>
          <style:tab-stop style:position="0.6252in"/>
          <style:tab-stop style:position="0.75in"/>
        </style:tab-stops>
      </style:paragraph-properties>
      <style:text-properties style:text-position="0% 100%" fo:font-style="normal" officeooo:rsid="00144732" officeooo:paragraph-rsid="0012d9e1" style:font-style-asian="normal" style:font-style-complex="normal"/>
    </style:style>
    <style:style style:name="P23" style:family="paragraph" style:parent-style-name="Standard">
      <style:paragraph-properties>
        <style:tab-stops>
          <style:tab-stop style:position="0.3752in"/>
          <style:tab-stop style:position="0.6252in"/>
          <style:tab-stop style:position="0.75in"/>
        </style:tab-stops>
      </style:paragraph-properties>
      <style:text-properties style:text-position="0% 100%" fo:font-style="normal" officeooo:rsid="0016ea33" officeooo:paragraph-rsid="00144732" style:font-style-asian="normal" style:font-style-complex="normal"/>
    </style:style>
    <style:style style:name="P24" style:family="paragraph" style:parent-style-name="Standard">
      <style:paragraph-properties>
        <style:tab-stops>
          <style:tab-stop style:position="0.3752in"/>
          <style:tab-stop style:position="0.6252in"/>
          <style:tab-stop style:position="0.75in"/>
        </style:tab-stops>
      </style:paragraph-properties>
      <style:text-properties style:text-position="0% 100%" fo:font-style="normal" officeooo:rsid="0016ea33" officeooo:paragraph-rsid="00176546" style:font-style-asian="normal" style:font-style-complex="normal"/>
    </style:style>
    <style:style style:name="P25" style:family="paragraph" style:parent-style-name="Standard">
      <style:paragraph-properties>
        <style:tab-stops>
          <style:tab-stop style:position="0.25in"/>
        </style:tab-stops>
      </style:paragraph-properties>
      <style:text-properties fo:font-weight="normal" officeooo:rsid="00187daa" officeooo:paragraph-rsid="00187daa" style:font-weight-asian="normal" style:font-weight-complex="normal"/>
    </style:style>
    <style:style style:name="P26" style:family="paragraph" style:parent-style-name="Standard">
      <style:paragraph-properties>
        <style:tab-stops>
          <style:tab-stop style:position="0.25in"/>
          <style:tab-stop style:position="0.3752in"/>
        </style:tab-stops>
      </style:paragraph-properties>
      <style:text-properties fo:font-weight="normal" officeooo:rsid="0018a285" officeooo:paragraph-rsid="00187daa" style:font-weight-asian="normal" style:font-weight-complex="normal"/>
    </style:style>
    <style:style style:name="P27" style:family="paragraph" style:parent-style-name="Standard">
      <style:paragraph-properties>
        <style:tab-stops>
          <style:tab-stop style:position="0.25in"/>
          <style:tab-stop style:position="0.3752in"/>
        </style:tab-stops>
      </style:paragraph-properties>
      <style:text-properties fo:font-weight="normal" officeooo:rsid="0018a285" officeooo:paragraph-rsid="0018a285" style:font-weight-asian="normal" style:font-weight-complex="normal"/>
    </style:style>
    <style:style style:name="P28" style:family="paragraph" style:parent-style-name="Standard">
      <style:paragraph-properties>
        <style:tab-stops>
          <style:tab-stop style:position="0.25in"/>
          <style:tab-stop style:position="0.3752in"/>
        </style:tab-stops>
      </style:paragraph-properties>
      <style:text-properties fo:font-style="normal" fo:font-weight="normal" officeooo:rsid="0018a285" officeooo:paragraph-rsid="0018a285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>
        <style:tab-stops>
          <style:tab-stop style:position="0.25in"/>
          <style:tab-stop style:position="0.3752in"/>
        </style:tab-stops>
      </style:paragraph-properties>
      <style:text-properties fo:font-style="normal" fo:font-weight="normal" officeooo:rsid="001a6c2a" officeooo:paragraph-rsid="001a6c2a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officeooo:rsid="0024c9aa" officeooo:paragraph-rsid="0024c9aa"/>
    </style:style>
    <style:style style:name="T1" style:family="text">
      <style:text-properties officeooo:rsid="000e6df2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sub 58%" fo:font-style="italic" officeooo:rsid="0016ea33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5449a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8a285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f6c83" style:font-style-asian="italic" style:font-weight-asian="normal" style:font-style-complex="italic" style:font-weight-complex="normal"/>
    </style:style>
    <style:style style:name="T10" style:family="text">
      <style:text-properties officeooo:rsid="0012d9e1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0% 100%" fo:font-style="italic" officeooo:rsid="00144732" style:font-style-asian="italic" style:font-style-complex="italic"/>
    </style:style>
    <style:style style:name="T14" style:family="text">
      <style:text-properties style:text-position="0% 100%" fo:font-style="italic" officeooo:rsid="0016ea33" style:font-style-asian="italic" style:font-style-complex="italic"/>
    </style:style>
    <style:style style:name="T15" style:family="text">
      <style:text-properties style:text-position="0% 100%" fo:font-style="italic" officeooo:rsid="00174b48" style:font-style-asian="italic" style:font-style-complex="italic"/>
    </style:style>
    <style:style style:name="T16" style:family="text">
      <style:text-properties style:text-position="0% 100%" fo:font-style="italic" officeooo:rsid="00176546" style:font-style-asian="italic" style:font-style-complex="italic"/>
    </style:style>
    <style:style style:name="T17" style:family="text">
      <style:text-properties style:text-position="0% 100%" fo:font-style="italic" officeooo:rsid="0015449a" style:font-style-asian="italic" style:font-style-complex="italic"/>
    </style:style>
    <style:style style:name="T18" style:family="text">
      <style:text-properties style:text-position="0% 100%" officeooo:rsid="00144732"/>
    </style:style>
    <style:style style:name="T19" style:family="text">
      <style:text-properties style:text-position="0% 100%" officeooo:rsid="0014f418"/>
    </style:style>
    <style:style style:name="T20" style:family="text">
      <style:text-properties style:text-position="0% 100%" officeooo:rsid="0015449a"/>
    </style:style>
    <style:style style:name="T21" style:family="text">
      <style:text-properties style:text-position="0% 100%" officeooo:rsid="0016ea33"/>
    </style:style>
    <style:style style:name="T22" style:family="text">
      <style:text-properties style:text-position="0% 100%" officeooo:rsid="00176546"/>
    </style:style>
    <style:style style:name="T23" style:family="text">
      <style:text-properties style:text-position="0% 100%" officeooo:rsid="0022e110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5449a" style:font-style-asian="normal" style:font-style-complex="normal"/>
    </style:style>
    <style:style style:name="T26" style:family="text">
      <style:text-properties fo:font-style="normal" officeooo:rsid="002100ca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f6c83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100ca" style:font-style-asian="normal" style:font-weight-asian="normal" style:font-style-complex="normal" style:font-weight-complex="normal"/>
    </style:style>
    <style:style style:name="T30" style:family="text">
      <style:text-properties officeooo:rsid="0015449a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8a285" style:font-weight-asian="normal" style:font-weight-complex="normal"/>
    </style:style>
    <style:style style:name="T33" style:family="text">
      <style:text-properties fo:font-weight="normal" officeooo:rsid="001f6c83" style:font-weight-asian="normal" style:font-weight-complex="normal"/>
    </style:style>
    <style:style style:name="T34" style:family="text">
      <style:text-properties officeooo:rsid="001f6c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Documentation of a modified SEIR model of the novel corona virus infection. The ‘I’ component is split into 3 subcomponents: N=infected persons who have no readily observed symptoms, M=infected persons who have relatively mild symptoms (IE not requiring hospitalization), H=infected persons who are hospitalized. The R component is split into recovered (R) and deceased (D). <text:s/></text:p>
      <text:p text:style-name="Standard"><draw:frame draw:style-name="fr1" draw:name="Image1" text:anchor-type="paragraph" svg:x="1.3382in" svg:y="0.1728in" svg:width="4.2492in" svg:height="2.6827in" draw:z-index="0"><draw:image xlink:href="Pictures/20000162000017FA00000F23273DDB073DF8EA42.svm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<text:tab/>= <text:tab/>Number who are susceptible to being infected <text:span text:style-name="T1">at the beginning of the time interval</text:span></text:p>
      <text:p text:style-name="P2"><text:span text:style-name="T1">E</text:span><text:tab/>= <text:tab/>Number who have the infection <text:span text:style-name="T1">but are asymptomatic at the beginning of the time interval</text:span></text:p>
      <text:p text:style-name="P20">N<text:tab/>=<text:tab/>Number who are asymptomatic throughout the infection at the beginning of the time interval</text:p>
      <text:p text:style-name="P2"><text:span text:style-name="T30">M</text:span><text:tab/>=<text:tab/>Number who have <text:span text:style-name="T30">mild </text:span>clinical symptoms of the infection <text:span text:style-name="T1">at the beginning of the time interval</text:span></text:p>
      <text:p text:style-name="P2">H<text:tab/>=<text:tab/>Number who are in the hospital <text:span text:style-name="T1">at the beginning of the time interval</text:span></text:p>
      <text:p text:style-name="P2">R<text:tab/>=<text:tab/>Number who are recovered from the infection <text:span text:style-name="T1">at the beginning of the time interval</text:span></text:p>
      <text:p text:style-name="P2">D<text:tab/>=<text:tab/>Number who <text:span text:style-name="T1">are dead</text:span> <text:span text:style-name="T1">at the beginning of the time interval</text:span></text:p>
      <text:p text:style-name="P18">N<text:tab/>=<text:tab/>Total population <text:span text:style-name="T30">= S + E + M + H + R + D</text:span></text:p>
      <text:p text:style-name="P1"/>
      <text:p text:style-name="P3"><text:span text:style-name="T24">se</text:span><text:tab/>=<text:tab/>Number of susceptible people who <text:span text:style-name="T10">get the infection</text:span></text:p>
      <text:p text:style-name="P20">en <text:tab/>=<text:tab/>Number of people who don’t come down with any symptoms after the latency period</text:p>
      <text:p text:style-name="P3"><text:span text:style-name="T24">e</text:span><text:span text:style-name="T25">m</text:span><text:tab/>=<text:tab/>Number of people who <text:span text:style-name="T34">come down with relatively mild s</text:span>ymptoms <text:span text:style-name="T34">after the latency period</text:span></text:p>
      <text:p text:style-name="P3"><text:span text:style-name="T25">e</text:span><text:span text:style-name="T24">h</text:span><text:tab/>=<text:tab/>Number of people with who are hospitalized <text:span text:style-name="T34">after the latency period</text:span></text:p>
      <text:p text:style-name="P19"><text:span text:style-name="T24">mr</text:span><text:tab/>=<text:tab/><text:span text:style-name="T1">Number of non-hospitalized infected persons who recover during the time interval</text:span></text:p>
      <text:p text:style-name="P3"><text:span text:style-name="T24">hr</text:span><text:tab/>=<text:tab/>Number of hospitalized persons who recover during the time interval</text:p>
      <text:p text:style-name="P3"><text:span text:style-name="T24">hd</text:span><text:tab/>=<text:tab/>Number of hospitalized persons who die during the time interval</text:p>
      <text:p text:style-name="P3"/>
      <text:p text:style-name="P4">S<text:span text:style-name="T2">t+1<text:tab/></text:span>=<text:tab/>S<text:span text:style-name="T2">t</text:span> – <text:span text:style-name="T24">se</text:span></text:p>
      <text:p text:style-name="P4">E<text:span text:style-name="T2">t+1 <text:tab/></text:span>=<text:tab/>E<text:span text:style-name="T2">t</text:span> + <text:span text:style-name="T24">se</text:span> - <text:span text:style-name="T25">em</text:span><text:span text:style-name="T6"> - </text:span><text:span text:style-name="T25">eh</text:span></text:p>
      <text:p text:style-name="P4"><text:span text:style-name="T20">M</text:span><text:span text:style-name="T2">t+1<text:tab/></text:span>=<text:tab/><text:span text:style-name="T30">M</text:span><text:span text:style-name="T2">t</text:span> + <text:span text:style-name="T30">em - </text:span><text:span text:style-name="T25">mr</text:span></text:p>
      <text:p text:style-name="P4">H<text:span text:style-name="T2">t+1<text:tab/></text:span>= <text:tab/>H<text:span text:style-name="T2">t</text:span> + <text:span text:style-name="T25">eh</text:span> - <text:span text:style-name="T24">hr</text:span> - <text:span text:style-name="T24">hd</text:span></text:p>
      <text:p text:style-name="P4">R<text:span text:style-name="T2">t+1</text:span><text:tab/>=<text:tab/>R<text:span text:style-name="T2">t</text:span> + <text:span text:style-name="T25">m</text:span><text:span text:style-name="T24">r</text:span> + <text:span text:style-name="T24">hr</text:span></text:p>
      <text:p text:style-name="P4">D<text:span text:style-name="T2">t+1<text:tab/></text:span>=<text:tab/>D<text:span text:style-name="T2">t</text:span> + <text:span text:style-name="T24">hd</text:span></text:p>
      <text:p text:style-name="P4"/>
      <text:p text:style-name="P10">Calculating <text:span text:style-name="T24">se</text:span></text:p>
      <text:p text:style-name="P5">The number of people who get the infection during the time interval is determined by the number of susceptible people that an infected person infects during the time period.</text:p>
      <text:p text:style-name="P8">Let:</text:p>
      <text:p text:style-name="P8"><text:span text:style-name="T5">B</text:span><text:span text:style-name="T3">0</text:span><text:span text:style-name="T12"> =</text:span><text:span text:style-name="T11"> <text:tab/>Base infection rate</text:span></text:p>
      <text:p text:style-name="P21"><text:soft-page-break/><text:tab/>The average number of people an infected person infects during the time period</text:p>
      <text:p text:style-name="P6"><text:span text:style-name="T12">R</text:span><text:span text:style-name="T3">0</text:span><text:span text:style-name="T11"> = <text:tab/></text:span><text:span text:style-name="T18">Basic reproduction number</text:span></text:p>
      <text:p text:style-name="P22"><text:tab/>The average number of secondary infections caused by an infected person when all</text:p>
      <text:p text:style-name="P22"><text:tab/>people are susceptible to infection</text:p>
      <text:p text:style-name="P6"><text:span text:style-name="T14">di</text:span><text:span text:style-name="T13"> =</text:span><text:span text:style-name="T18"><text:tab/>Duration of infection</text:span></text:p>
      <text:p text:style-name="P22"><text:tab/>The average number of days from infection to recovery</text:p>
      <text:p text:style-name="P7"><text:span text:style-name="T12">B</text:span><text:span text:style-name="T3">0</text:span><text:span text:style-name="T12"><text:tab/></text:span><text:span text:style-name="T18">=<text:tab/> </text:span><text:span text:style-name="T12">R</text:span><text:span text:style-name="T3">0</text:span><text:span text:style-name="T11"> / <text:s/></text:span><text:span text:style-name="T14">di</text:span></text:p>
      <text:p text:style-name="P7"><text:span text:style-name="T15">qr</text:span><text:span text:style-name="T13"> = </text:span><text:span text:style-name="T18">Quarantine rate</text:span></text:p>
      <text:p text:style-name="P7"><text:span text:style-name="T18"><text:tab/>The proportion of </text:span><text:span text:style-name="T19">people having </text:span><text:span text:style-name="T21">mild</text:span><text:span text:style-name="T19"> symptoms who are quarantined</text:span></text:p>
      <text:p text:style-name="P7"><text:span text:style-name="T19"><text:tab/></text:span><text:span text:style-name="T21">(assume all people in hospital are quarantined)</text:span></text:p>
      <text:p text:style-name="P7"><text:span text:style-name="T15">ps</text:span><text:span text:style-name="T19"> =<text:tab/>Proportion of the population that is susceptible to infection = S / N</text:span></text:p>
      <text:p text:style-name="P7"><text:span text:style-name="T15">ia</text:span><text:span text:style-name="T21"> =<text:tab/>Infection adjustment: a value in the interval [0,1] which adjusts the base infection rate to</text:span></text:p>
      <text:p text:style-name="P23"><text:tab/>reflect social practices which reduce contacts and/or transmission of infection.</text:p>
      <text:p text:style-name="P24"><text:tab/>For example: staying at home, hand washing</text:p>
      <text:p text:style-name="P8"><text:span text:style-name="T18">T</text:span><text:span text:style-name="T20">he</text:span><text:span text:style-name="T22">n:</text:span></text:p>
      <text:p text:style-name="P8"><text:span text:style-name="T20">se</text:span><text:span text:style-name="T17"> =<text:tab/></text:span><text:span text:style-name="T14">B</text:span><text:span text:style-name="T4">0</text:span><text:span text:style-name="T14"> * </text:span><text:span text:style-name="T16">ia </text:span><text:span text:style-name="T14">* </text:span><text:span text:style-name="T15">ps</text:span><text:span text:style-name="T16"> * </text:span><text:span text:style-name="T22">(E + </text:span><text:span text:style-name="T23">N +</text:span><text:span text:style-name="T22"> M * (1 – </text:span><text:span text:style-name="T16">qr</text:span><text:span text:style-name="T22">))</text:span></text:p>
      <text:p text:style-name="P3"/>
      <text:p text:style-name="P11">Calculating <text:span text:style-name="T34">en, </text:span>em, eh</text:p>
      <text:p text:style-name="P25">Let:</text:p>
      <text:p text:style-name="P12"><text:span text:style-name="T7">dl</text:span><text:span text:style-name="T31"> =<text:tab/></text:span><text:span text:style-name="T32">Duration that infection is latent</text:span></text:p>
      <text:p text:style-name="P26"><text:tab/><text:tab/>The average number of days from infection to beginning of symptoms</text:p>
      <text:p text:style-name="P16"><text:span text:style-name="T8">p</text:span><text:span text:style-name="T7">c</text:span><text:span text:style-name="T31"> =<text:tab/>Proportion of people having clinical symptoms</text:span></text:p>
      <text:p text:style-name="P13"><text:span text:style-name="T7">ph</text:span><text:span text:style-name="T31"> =<text:tab/>Proportion of people having </text:span><text:span text:style-name="T33">clinical </text:span><text:span text:style-name="T31">symptoms that are hospitalized</text:span></text:p>
      <text:p text:style-name="P27">Then:</text:p>
      <text:p text:style-name="P16"><text:span text:style-name="T31">en = <text:tab/>E * (1 - </text:span><text:span text:style-name="T7">pc</text:span><text:span text:style-name="T31">) / </text:span><text:span text:style-name="T7">dl</text:span></text:p>
      <text:p text:style-name="P13"><text:span text:style-name="T31">eh =<text:tab/>E * </text:span><text:span text:style-name="T9">pc</text:span><text:span text:style-name="T33"> * </text:span><text:span text:style-name="T7">ph</text:span><text:span text:style-name="T31"> / </text:span><text:span text:style-name="T7">dl</text:span></text:p>
      <text:p text:style-name="P13"><text:span text:style-name="T27">em =<text:tab/>E * </text:span><text:span text:style-name="T9">pc</text:span><text:span text:style-name="T28"> * </text:span><text:span text:style-name="T27">(1 - </text:span><text:span text:style-name="T7">ph</text:span><text:span text:style-name="T27">) / </text:span><text:span text:style-name="T7">dl</text:span></text:p>
      <text:p text:style-name="P28"/>
      <text:p text:style-name="P14"><text:span text:style-name="T24">Calculating </text:span><text:span text:style-name="T26">nr, </text:span><text:span text:style-name="T24">mr, hr, and hd</text:span></text:p>
      <text:p text:style-name="P29">Let:</text:p>
      <text:p text:style-name="P14"><text:span text:style-name="T7">dm</text:span><text:span text:style-name="T27"> =<text:tab/>Duration that the person with a mild </text:span><text:span text:style-name="T29">or no symptoms </text:span><text:span text:style-name="T27">is symptomatic</text:span></text:p>
      <text:p text:style-name="P29"><text:tab/><text:tab/>The average number of days</text:p>
      <text:p text:style-name="P14"><text:span text:style-name="T7">dh</text:span><text:span text:style-name="T27"> =<text:tab/>Duration that the hospitalized person is hospitalized</text:span></text:p>
      <text:p text:style-name="P29"><text:tab/><text:tab/>The average number of days hospitalized</text:p>
      <text:p text:style-name="P14"><text:span text:style-name="T7">pd</text:span><text:span text:style-name="T27"> = Proportion of hospitalized persons who die</text:span></text:p>
      <text:p text:style-name="P29">Then:</text:p>
      <text:p text:style-name="P15"><text:span text:style-name="T27">mr =<text:tab/>M / </text:span><text:span text:style-name="T7">dm</text:span></text:p>
      <text:p text:style-name="P17"><text:span text:style-name="T27">nr</text:span><text:span text:style-name="T7"> =<text:tab/></text:span><text:span text:style-name="T27">N /</text:span><text:span text:style-name="T7"> dm</text:span></text:p>
      <text:p text:style-name="P9"><text:span text:style-name="T31">hr = <text:tab/>H * (1 - </text:span><text:span text:style-name="T7">pd</text:span><text:span text:style-name="T31">) / </text:span><text:span text:style-name="T7">dh</text:span></text:p>
      <text:p text:style-name="P9"><text:span text:style-name="T31">hd =<text:tab/>H * </text:span><text:span text:style-name="T7">pd</text:span><text:span text:style-name="T31"> / </text:span><text:span text:style-name="T7">d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Gregor</meta:initial-creator>
    <meta:creation-date>2020-03-29T12:35:04.878000000</meta:creation-date>
    <dc:date>2020-09-08T10:30:43.065000000</dc:date>
    <dc:creator>Brian Gregor</dc:creator>
    <meta:editing-duration>PT3H57M31S</meta:editing-duration>
    <meta:editing-cycles>14</meta:editing-cycles>
    <meta:generator>LibreOffice/5.4.6.2$Windows_X86_64 LibreOffice_project/4014ce260a04f1026ba855d3b8d91541c224eab8</meta:generator>
    <meta:document-statistic meta:table-count="0" meta:image-count="1" meta:object-count="0" meta:page-count="2" meta:paragraph-count="64" meta:word-count="642" meta:character-count="3340" meta:non-whitespace-character-count="2733"/>
  </office:meta>
</office:document-meta>
</file>